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4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8479in" fo:margin-left="0.6333in" table:align="left"/>
    </style:style>
    <style:style style:name="Table2.A" style:family="table-column">
      <style:table-column-properties style:column-width="5.847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8pt" style:font-name-asian="WenQuanYi Zen Hei" style:font-size-asian="14pt" style:font-name-complex="Lohit Devanagari" style:font-size-complex="14pt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Heading">
      <style:paragraph-properties fo:text-align="center" style:justify-single-word="false"/>
      <style:text-properties style:font-name="Liberation Sans" fo:font-size="18pt" style:font-name-asian="WenQuanYi Zen Hei" style:font-size-asian="14pt" style:font-name-complex="Lohit Devanagari" style:font-size-complex="14pt"/>
    </style:style>
    <style:style style:name="P7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6">Q.E.C Middleware - ISEP (11/2011)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Pour toutes questions de ce questionnaire, la réponse ne doit en aucun cas être plus long qu'une demi page.</text:p>
          </table:table-cell>
        </table:table-row>
      </table:table>
      <text:p text:style-name="Standard"/>
      <text:h text:style-name="Heading_20_1" text:outline-level="1">A/ Prérequis</text:h>
      <text:list xml:id="list441381699" text:style-name="L1">
        <text:list-item>
          <text:p text:style-name="P7">Qu'est ce qu'un <text:span text:style-name="T3">système d'exploitation</text:span> ? Quel est son rôle ? En particulier, quelles fonctions assure-t-il pour les applications qui s'exécute en son sein ?</text:p>
        </text:list-item>
        <text:list-item>
          <text:p text:style-name="P7">Nommer, sans les détailler, au moins 3 concepts qui distinguent les <text:span text:style-name="T3">langages de programmation orienté objet</text:span> des langages de programmation dit “procédurale”.</text:p>
        </text:list-item>
        <text:list-item>
          <text:p text:style-name="P7">Donner un exemple de <text:span text:style-name="T3">fichier XML</text:span>, en respectant tout les principales caractéristiques de ce format. Est ce que XML peut être considérer comme un “langage” ? Pourquoi ?</text:p>
        </text:list-item>
      </text:list>
      <text:h text:style-name="Heading_20_1" text:outline-level="1">B/ Services applicatif</text:h>
      <text:list xml:id="list1987331939" text:style-name="L3">
        <text:list-item>
          <text:p text:style-name="P3">Qu'est ce qu'un <text:span text:style-name="T3">serveur “web”</text:span> (ou HTTP) ? Expliciter sommairement son rôle et ses fonctions ?</text:p>
        </text:list-item>
        <text:list-item>
          <text:p text:style-name="P3">Qu'est qu'un <text:span text:style-name="T3">serveur d'applications</text:span> ?</text:p>
        </text:list-item>
        <text:list-item>
          <text:p text:style-name="P3">Qu'est ce qu'une <text:span text:style-name="T3">transaction</text:span> ?</text:p>
        </text:list-item>
        <text:list-item>
          <text:p text:style-name="P3">Quelle sont les différences entre une <text:span text:style-name="T3">communication synchrone et asynchrone</text:span> ?</text:p>
        </text:list-item>
      </text:list>
      <text:h text:style-name="Heading_20_1" text:outline-level="1">C/ Application distribuée et intégration</text:h>
      <text:list xml:id="list2108529523" text:style-name="L4">
        <text:list-item>
          <text:p text:style-name="P4">Quelle est la différence entre une <text:span text:style-name="T3">application </text:span><text:span text:style-name="T2">“stateless”</text:span><text:span text:style-name="T3"> et </text:span><text:span text:style-name="T2">“stateful”</text:span> ? </text:p>
        </text:list-item>
        <text:list-item>
          <text:p text:style-name="P4">Qu'est ce qu'une <text:span text:style-name="T3">source de données</text:span> ? </text:p>
        </text:list-item>
        <text:list-item>
          <text:p text:style-name="P4">Qu'est ce que signifie l'<text:span text:style-name="T3">acronyme ACID</text:span> ?</text:p>
        </text:list-item>
        <text:list-item>
          <text:p text:style-name="P4">Qu'est qu'un <text:span text:style-name="T2">“two phase commit”</text:span> ? </text:p>
        </text:list-item>
      </text:list>
      <text:h text:style-name="Heading_20_1" text:outline-level="1">D/ Mise à échelle et production</text:h>
      <text:list xml:id="list1537825250" text:style-name="L6">
        <text:list-item>
          <text:p text:style-name="P5">Citez <text:span text:style-name="T3">3 indicateurs</text:span> pertinents à suivre sur un système en production.</text:p>
        </text:list-item>
        <text:list-item>
          <text:p text:style-name="P5">Donnez 2 exemples de mécanismes de <text:span text:style-name="T3">balance de charge</text:span>.</text:p>
        </text:list-item>
        <text:list-item>
          <text:p text:style-name="P5">Explicitez la différence entre un <text:span text:style-name="T2">“cluster”</text:span> et une <text:span text:style-name="T3">ferme</text:span> d'instance – à avec quelle question déjà posée dans ce questionnaire cette différence fait elle echo 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800000" style:font-name="Liberation Sans" fo:font-size="18pt" fo:font-weight="bold" style:font-name-asian="WenQuanYi Zen Hei" style:font-size-asian="14pt" style:font-weight-asian="normal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</meta:initial-creator>
    <meta:creation-date>2011-10-27T08:39:28</meta:creation-date>
    <dc:date>2011-10-27T11:31:58</dc:date>
    <dc:creator>Romain </dc:creator>
    <meta:editing-duration>PT27M18S</meta:editing-duration>
    <meta:editing-cycles>5</meta:editing-cycles>
    <meta:generator>LibreOffice/3.3$Unix LibreOffice_project/330m19$Build-301</meta:generator>
    <meta:document-statistic meta:table-count="2" meta:image-count="0" meta:object-count="0" meta:page-count="1" meta:paragraph-count="20" meta:word-count="250" meta:character-count="1459"/>
  </office:meta>
</office:document-meta>
</file>